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Lohit Hindi3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, helvetica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4" style:family="table">
      <style:table-properties style:width="16.316cm" fo:margin-left="0.63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2.499cm"/>
    </style:style>
    <style:style style:name="Table4.B" style:family="table-column">
      <style:table-column-properties style:column-width="13.817cm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middle" fo:padding="0.191cm" fo:border-left="0.05pt solid #000000" fo:border-right="none" fo:border-top="0.05pt solid #000000" fo:border-bottom="0.05pt solid #000000" style:writing-mode="lr-tb"/>
    </style:style>
    <style:style style:name="Table4.B1" style:family="table-cell">
      <style:table-cell-properties style:vertical-align="middle" fo:background-color="transparent" fo:padding="0.191cm" fo:border="0.05pt solid #000000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middle" fo:padding="0.191cm" fo:border-left="0.05pt solid #000000" fo:border-right="none" fo:border-top="none" fo:border-bottom="0.05pt solid #000000" style:writing-mode="lr-tb"/>
    </style:style>
    <style:style style:name="Table4.B2" style:family="table-cell">
      <style:table-cell-properties style:vertical-align="middle" fo:padding="0.191cm" fo:border-left="0.05pt solid #000000" fo:border-right="0.05pt solid #000000" fo:border-top="none" fo:border-bottom="0.05pt solid #000000" style:writing-mode="lr-tb"/>
    </style:style>
    <style:style style:name="Table4.3" style:family="table-row">
      <style:table-row-properties fo:keep-together="auto"/>
    </style:style>
    <style:style style:name="Table4.A3" style:family="table-cell">
      <style:table-cell-properties style:vertical-align="middle" fo:padding="0.191cm" fo:border-left="0.05pt solid #000000" fo:border-right="none" fo:border-top="none" fo:border-bottom="0.05pt solid #000000" style:writing-mode="lr-tb"/>
    </style:style>
    <style:style style:name="Table4.B3" style:family="table-cell">
      <style:table-cell-properties style:vertical-align="middle" fo:padding="0.191cm" fo:border-left="0.05pt solid #000000" fo:border-right="0.05pt solid #000000" fo:border-top="none" fo:border-bottom="0.05pt solid #000000" style:writing-mode="lr-tb"/>
    </style:style>
    <style:style style:name="Table4.4" style:family="table-row">
      <style:table-row-properties fo:keep-together="auto"/>
    </style:style>
    <style:style style:name="Table4.A4" style:family="table-cell">
      <style:table-cell-properties style:vertical-align="middle" fo:padding="0.191cm" fo:border-left="0.05pt solid #000000" fo:border-right="none" fo:border-top="none" fo:border-bottom="0.05pt solid #000000" style:writing-mode="lr-tb"/>
    </style:style>
    <style:style style:name="Table4.B4" style:family="table-cell">
      <style:table-cell-properties style:vertical-align="middle" fo:padding="0.191cm" fo:border-left="0.05pt solid #000000" fo:border-right="0.05pt solid #000000" fo:border-top="none" fo:border-bottom="0.05pt solid #000000" style:writing-mode="lr-tb"/>
    </style:style>
    <style:style style:name="Table4.5" style:family="table-row">
      <style:table-row-properties fo:keep-together="auto"/>
    </style:style>
    <style:style style:name="Table4.A5" style:family="table-cell">
      <style:table-cell-properties style:vertical-align="middle" fo:padding="0.191cm" fo:border-left="0.05pt solid #000000" fo:border-right="none" fo:border-top="none" fo:border-bottom="0.05pt solid #000000" style:writing-mode="lr-tb"/>
    </style:style>
    <style:style style:name="Table4.B5" style:family="table-cell">
      <style:table-cell-properties style:vertical-align="middle" fo:padding="0.191cm" fo:border-left="0.05pt solid #000000" fo:border-right="0.05pt solid #000000" fo:border-top="none" fo:border-bottom="0.05pt solid #000000" style:writing-mode="lr-tb"/>
    </style:style>
    <style:style style:name="Table1" style:family="table">
      <style:table-properties style:width="16.325cm" fo:margin-left="0.635cm" table:align="left" style:writing-mode="lr-tb"/>
    </style:style>
    <style:style style:name="Table1.A" style:family="table-column">
      <style:table-column-properties style:column-width="14.63cm"/>
    </style:style>
    <style:style style:name="Table1.B" style:family="table-column">
      <style:table-column-properties style:column-width="1.69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191cm" fo:border="none" style:writing-mode="lr-tb"/>
    </style:style>
    <style:style style:name="Table1.B1" style:family="table-cell">
      <style:table-cell-properties style:vertical-align="middle" fo:padding="0.191cm" fo:border="0.05pt solid #000000" style:writing-mode="lr-tb"/>
    </style:style>
    <style:style style:name="Table1.3" style:family="table-row">
      <style:table-row-properties style:min-row-height="0.778cm" fo:keep-together="auto"/>
    </style:style>
    <style:style style:name="Table1.B3" style:family="table-cell">
      <style:table-cell-properties style:vertical-align="middle" fo:padding="0.191cm" fo:border-left="0.05pt solid #000000" fo:border-right="0.05pt solid #000000" fo:border-top="none" fo:border-bottom="0.05pt solid #000000" style:writing-mode="lr-tb"/>
    </style:style>
    <style:style style:name="Table2" style:family="table">
      <style:table-properties style:width="16.325cm" fo:margin-left="0.63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.363cm"/>
    </style:style>
    <style:style style:name="Table2.B" style:family="table-column">
      <style:table-column-properties style:column-width="10.94cm"/>
    </style:style>
    <style:style style:name="Table2.C" style:family="table-column">
      <style:table-column-properties style:column-width="4.022c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padding="0.191cm" fo:border-left="0.05pt solid #000000" fo:border-right="none" fo:border-top="0.05pt solid #000000" fo:border-bottom="0.05pt solid #000000" style:writing-mode="lr-tb"/>
    </style:style>
    <style:style style:name="Table2.B1" style:family="table-cell">
      <style:table-cell-properties style:vertical-align="middle" fo:background-color="transparent" fo:padding="0.19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2.C1" style:family="table-cell">
      <style:table-cell-properties style:vertical-align="middle" fo:padding="0.191cm" fo:border="0.05pt solid #000000" style:writing-mode="lr-tb"/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middle" fo:padding="0.191cm" fo:border-left="0.05pt solid #000000" fo:border-right="none" fo:border-top="none" fo:border-bottom="0.05pt solid #000000" style:writing-mode="lr-tb"/>
    </style:style>
    <style:style style:name="Table2.B2" style:family="table-cell">
      <style:table-cell-properties style:vertical-align="middle" fo:padding="0.191cm" fo:border-left="0.05pt solid #000000" fo:border-right="none" fo:border-top="none" fo:border-bottom="0.05pt solid #000000" style:writing-mode="lr-tb"/>
    </style:style>
    <style:style style:name="Table2.C2" style:family="table-cell">
      <style:table-cell-properties style:vertical-align="middle" fo:padding="0.191cm" fo:border-left="0.05pt solid #000000" fo:border-right="0.05pt solid #000000" fo:border-top="none" fo:border-bottom="0.05pt solid #000000" style:writing-mode="lr-tb"/>
    </style:style>
    <style:style style:name="Table2.3" style:family="table-row">
      <style:table-row-properties fo:keep-together="auto"/>
    </style:style>
    <style:style style:name="Table2.A3" style:family="table-cell">
      <style:table-cell-properties style:vertical-align="middle" fo:padding="0.191cm" fo:border-left="0.05pt solid #000000" fo:border-right="none" fo:border-top="none" fo:border-bottom="0.05pt solid #000000" style:writing-mode="lr-tb"/>
    </style:style>
    <style:style style:name="Table2.B3" style:family="table-cell">
      <style:table-cell-properties style:vertical-align="middle" fo:padding="0.191cm" fo:border-left="0.05pt solid #000000" fo:border-right="none" fo:border-top="none" fo:border-bottom="0.05pt solid #000000" style:writing-mode="lr-tb"/>
    </style:style>
    <style:style style:name="Table2.C3" style:family="table-cell">
      <style:table-cell-properties style:vertical-align="middle" fo:padding="0.191cm" fo:border-left="0.05pt solid #000000" fo:border-right="0.05pt solid #000000" fo:border-top="none" fo:border-bottom="0.05pt solid #000000" style:writing-mode="lr-tb"/>
    </style:style>
    <style:style style:name="Table2.4" style:family="table-row">
      <style:table-row-properties fo:keep-together="auto"/>
    </style:style>
    <style:style style:name="Table2.A4" style:family="table-cell">
      <style:table-cell-properties style:vertical-align="middle" fo:padding="0.191cm" fo:border-left="0.05pt solid #000000" fo:border-right="none" fo:border-top="none" fo:border-bottom="0.05pt solid #000000" style:writing-mode="lr-tb"/>
    </style:style>
    <style:style style:name="Table2.B4" style:family="table-cell">
      <style:table-cell-properties style:vertical-align="middle" fo:padding="0.191cm" fo:border-left="0.05pt solid #000000" fo:border-right="none" fo:border-top="none" fo:border-bottom="0.05pt solid #000000" style:writing-mode="lr-tb"/>
    </style:style>
    <style:style style:name="Table2.C4" style:family="table-cell">
      <style:table-cell-properties style:vertical-align="middle" fo:padding="0.191cm" fo:border-left="0.05pt solid #000000" fo:border-right="0.05pt solid #000000" fo:border-top="none" fo:border-bottom="0.05pt solid #000000" style:writing-mode="lr-tb"/>
    </style:style>
    <style:style style:name="Table3" style:family="table">
      <style:table-properties style:width="16.325cm" fo:margin-left="0.635cm" table:align="left" style:writing-mode="lr-tb"/>
    </style:style>
    <style:style style:name="Table3.A" style:family="table-column">
      <style:table-column-properties style:column-width="14.63cm"/>
    </style:style>
    <style:style style:name="Table3.B" style:family="table-column">
      <style:table-column-properties style:column-width="1.69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.191cm" fo:border="none" style:writing-mode="lr-tb"/>
    </style:style>
    <style:style style:name="Table3.B1" style:family="table-cell">
      <style:table-cell-properties style:vertical-align="middle" fo:padding="0.191cm" fo:border="0.05pt solid #000000" style:writing-mode="lr-tb"/>
    </style:style>
    <style:style style:name="Table3.3" style:family="table-row">
      <style:table-row-properties style:min-row-height="0.778cm" fo:keep-together="auto"/>
    </style:style>
    <style:style style:name="Table3.B3" style:family="table-cell">
      <style:table-cell-properties style:vertical-align="middle" fo:padding="0.191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text-properties style:font-name="Arial"/>
    </style:style>
    <style:style style:name="P2" style:family="paragraph" style:parent-style-name="Normal_20__28_Web_29_">
      <style:paragraph-properties fo:margin-top="0cm" fo:margin-bottom="0cm" loext:contextual-spacing="false" fo:text-align="center" style:justify-single-word="false"/>
      <style:text-properties style:use-window-font-color="true" style:font-name="Arial" fo:font-size="12pt" fo:font-weight="bold" style:font-size-asian="12pt" style:font-weight-asian="bold" style:font-name-complex="Arial1" style:font-size-complex="12pt" style:font-weight-complex="bold"/>
    </style:style>
    <style:style style:name="P3" style:family="paragraph" style:parent-style-name="Table">
      <style:text-properties style:use-window-font-color="true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Table">
      <style:paragraph-properties fo:line-height="100%"/>
      <style:text-properties style:use-window-font-color="true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able">
      <style:paragraph-properties fo:line-height="100%"/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6" style:family="paragraph" style:parent-style-name="Table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able">
      <style:paragraph-properties text:number-lines="false" text:line-number="0"/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.7cm" fo:margin-right="0cm" fo:margin-top="0cm" fo:margin-bottom="0cm" loext:contextual-spacing="false" fo:line-height="100%" fo:text-indent="0cm" style:auto-text-indent="false" style:page-number="auto" fo:background-color="transparent">
        <style:tab-stops>
          <style:tab-stop style:position="0.647cm"/>
          <style:tab-stop style:position="14.617cm"/>
        </style:tab-stops>
      </style:paragraph-properties>
      <style:text-properties style:use-window-font-color="true" style:font-name="Arial" fo:font-size="12pt" fo:font-style="normal" fo:font-weight="normal" officeooo:paragraph-rsid="001fa9a6" style:font-size-asian="12pt" style:font-style-asian="normal" style:font-weight-asian="normal" style:font-name-complex="Arial1" style:font-size-complex="12pt" style:font-style-complex="normal" style:font-weight-complex="bold"/>
    </style:style>
    <style:style style:name="P9" style:family="paragraph" style:parent-style-name="Standard">
      <loext:graphic-properties draw:fill="none"/>
      <style:paragraph-properties fo:margin-left="0.7cm" fo:margin-right="0cm" fo:margin-top="0cm" fo:margin-bottom="0cm" loext:contextual-spacing="false" fo:line-height="100%" fo:text-indent="0cm" style:auto-text-indent="false" fo:background-color="transparent">
        <style:tab-stops>
          <style:tab-stop style:position="0.647cm"/>
          <style:tab-stop style:position="14.617cm"/>
        </style:tab-stops>
      </style:paragraph-properties>
      <style:text-properties style:use-window-font-color="true" style:font-name="Arial" fo:font-size="12pt" fo:font-style="normal" fo:font-weight="normal" officeooo:paragraph-rsid="001fa9a6" style:font-size-asian="12pt" style:font-style-asian="normal" style:font-weight-asian="normal" style:font-name-complex="Arial1" style:font-size-complex="12pt" style:font-style-complex="normal" style:font-weight-complex="bold"/>
    </style:style>
    <style:style style:name="P10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use-window-font-color="true" style:font-name="Arial" fo:font-size="12pt" fo:language="en" fo:country="none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1" style:family="paragraph" style:parent-style-name="Normal_20__28_Web_29_" style:list-style-name="L1">
      <style:paragraph-properties fo:margin-top="0.508cm" fo:margin-bottom="0.254cm" loext:contextual-spacing="false" fo:text-align="start" style:justify-single-word="false"/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2" style:family="paragraph" style:parent-style-name="Normal_20__28_Web_29_" style:list-style-name="L1">
      <style:paragraph-properties fo:margin-top="0.508cm" fo:margin-bottom="0.254cm" loext:contextual-spacing="false" fo:line-height="100%" fo:text-align="start" style:justify-single-word="false">
        <style:tab-stops/>
      </style:paragraph-properties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3" style:family="paragraph" style:parent-style-name="Normal_20__28_Web_29_" style:list-style-name="L1">
      <style:paragraph-properties fo:margin-top="0.508cm" fo:margin-bottom="0.254cm" loext:contextual-spacing="false"/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4" style:family="paragraph" style:parent-style-name="Normal_20__28_Web_29_" style:list-style-name="L1">
      <style:paragraph-properties fo:margin-top="0.508cm" fo:margin-bottom="0.254cm" loext:contextual-spacing="false"/>
      <style:text-properties style:font-name="Arial"/>
    </style:style>
    <style:style style:name="P15" style:family="paragraph" style:parent-style-name="Normal_20__28_Web_29_" style:list-style-name="L1">
      <style:paragraph-properties fo:margin-top="0cm" fo:margin-bottom="0cm" loext:contextual-spacing="false" fo:text-align="start" style:justify-single-word="false"/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6" style:family="paragraph" style:parent-style-name="Normal_20__28_Web_29_" style:list-style-name="L1">
      <style:paragraph-properties fo:margin-top="0cm" fo:margin-bottom="0cm" loext:contextual-spacing="false"/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7" style:family="paragraph" style:parent-style-name="Text_20_body" style:list-style-name="L1">
      <style:paragraph-properties fo:margin-top="0cm" fo:margin-bottom="0cm" loext:contextual-spacing="false"/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8" style:family="paragraph" style:parent-style-name="Table" style:list-style-name="L1">
      <style:paragraph-properties fo:line-height="150%">
        <style:tab-stops>
          <style:tab-stop style:position="1.217cm"/>
        </style:tab-stops>
      </style:paragraph-properties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able" style:list-style-name="L1">
      <style:paragraph-properties fo:line-height="100%">
        <style:tab-stops>
          <style:tab-stop style:position="1.217cm"/>
        </style:tab-stops>
      </style:paragraph-properties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able" style:list-style-name="L1">
      <style:paragraph-properties fo:line-height="100%">
        <style:tab-stops>
          <style:tab-stop style:position="1.217cm"/>
        </style:tab-stops>
      </style:paragraph-properties>
    </style:style>
    <style:style style:name="P21" style:family="paragraph" style:parent-style-name="Table">
      <style:text-properties style:use-window-font-color="true" style:font-name="Arial" fo:font-size="12pt" fo:font-style="normal" fo:font-weight="normal" officeooo:rsid="002163a8" officeooo:paragraph-rsid="002163a8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able" style:list-style-name="L1">
      <style:paragraph-properties fo:margin-top="0cm" fo:margin-bottom="0cm" loext:contextual-spacing="false" fo:line-height="150%">
        <style:tab-stops/>
      </style:paragraph-properties>
    </style:style>
    <style:style style:name="T1" style:family="text"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style:use-window-font-color="true" fo:font-size="12pt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style:font-name="Arial"/>
    </style:style>
    <style:style style:name="T4" style:family="text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Arial" fo:font-size="12pt" fo:font-style="normal" fo:font-weight="normal" officeooo:rsid="001702ba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Arial" fo:font-size="12pt" fo:font-style="normal" fo:font-weight="normal" officeooo:rsid="0019204b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rial" fo:font-size="12pt" fo:font-style="normal" fo:font-weight="normal" officeooo:rsid="001a70fb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Arial" fo:font-size="12pt" fo:language="en" fo:country="none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Arial" fo:font-size="12pt" fo:language="en" fo:country="none" fo:font-style="normal" fo:font-weight="normal" officeooo:rsid="00175854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Arial" fo:font-style="normal" style:font-style-asian="normal" style:font-name-complex="Arial" style:font-style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style:font-name-asian="Arial" style:font-size-asian="12pt" style:font-name-complex="Arial" style:font-size-complex="12pt"/>
    </style:style>
    <style:style style:name="T13" style:family="text">
      <style:text-properties style:font-name-asian="Arial" style:font-name-complex="Arial"/>
    </style:style>
    <style:style style:name="T14" style:family="text">
      <style:text-properties officeooo:rsid="001633b7"/>
    </style:style>
    <style:style style:name="T15" style:family="text">
      <style:text-properties officeooo:rsid="001bb9f4"/>
    </style:style>
    <style:style style:name="T16" style:family="text">
      <style:text-properties officeooo:rsid="001de555"/>
    </style:style>
    <style:style style:name="T17" style:family="text">
      <style:text-properties officeooo:rsid="00624dd3"/>
    </style:style>
    <style:style style:name="T18" style:family="text">
      <style:text-properties officeooo:rsid="0022fd94"/>
    </style:style>
    <style:style style:name="T19" style:family="text">
      <style:text-properties officeooo:rsid="0023c393"/>
    </style:style>
    <style:style style:name="T20" style:family="text">
      <style:text-properties officeooo:rsid="002526c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nowledge Check 8</text:p>
      <text:list xml:id="list4616349315512534664" text:style-name="L1">
        <text:list-item>
          <text:p text:style-name="P11">What are the methods that introduce their own type parameters? (Select the best option)</text:p>
          <text:list>
            <text:list-item>
              <text:p text:style-name="P15">Synchronized</text:p>
            </text:list-item>
            <text:list-item>
              <text:p text:style-name="P15">Generic<text:span text:style-name="T14">s</text:span></text:p>
            </text:list-item>
            <text:list-item>
              <text:p text:style-name="P15">Type</text:p>
            </text:list-item>
            <text:list-item>
              <text:p text:style-name="P15">Parameter</text:p>
            </text:list-item>
          </text:list>
        </text:list-item>
        <text:list-item>
          <text:p text:style-name="P11"><text:span text:style-name="T20">Benefits of </text:span>Generics are (<text:span text:style-name="T19">s</text:span>elect <text:span text:style-name="T18">one</text:span> option):</text:p>
          <text:list>
            <text:list-item>
              <text:p text:style-name="P15">Stronger type checks at compile time.</text:p>
            </text:list-item>
            <text:list-item>
              <text:p text:style-name="P15">Elimination of casts.</text:p>
            </text:list-item>
            <text:list-item>
              <text:p text:style-name="P15">Enabling programmers to implement generic algorithms.</text:p>
            </text:list-item>
            <text:list-item>
              <text:p text:style-name="P15">All of the above</text:p>
            </text:list-item>
          </text:list>
        </text:list-item>
        <text:list-item>
          <text:p text:style-name="P12"><text:span text:style-name="Emphasis"><text:span text:style-name="T10">Put uppercase letters for type parameter names.</text:span></text:span></text:p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h text:style-name="P21" text:outline-level="1">a</text:h>
          </table:table-cell>
          <table:table-cell table:style-name="Table4.B1" office:value-type="string">
            <text:h text:style-name="P7" text:outline-level="1">Key</text:h>
          </table:table-cell>
        </table:table-row>
        <table:table-row table:style-name="Table4.2">
          <table:table-cell table:style-name="Table4.A2" office:value-type="string">
            <text:h text:style-name="P21" text:outline-level="1">a</text:h>
          </table:table-cell>
          <table:table-cell table:style-name="Table4.B2" office:value-type="string">
            <text:h text:style-name="P6" text:outline-level="1">Element (used extensively by the Java Collections Framework)</text:h>
          </table:table-cell>
        </table:table-row>
        <table:table-row table:style-name="Table4.3">
          <table:table-cell table:style-name="Table4.A4" office:value-type="string">
            <text:h text:style-name="P21" text:outline-level="1">a</text:h>
          </table:table-cell>
          <table:table-cell table:style-name="Table4.B3" office:value-type="string">
            <text:h text:style-name="P3" text:outline-level="1">Type</text:h>
          </table:table-cell>
        </table:table-row>
        <table:table-row table:style-name="Table4.4">
          <table:table-cell table:style-name="Table4.A4" office:value-type="string">
            <text:h text:style-name="P21" text:outline-level="1">a</text:h>
          </table:table-cell>
          <table:table-cell table:style-name="Table4.B4" office:value-type="string">
            <text:h text:style-name="P3" text:outline-level="1">Number</text:h>
          </table:table-cell>
        </table:table-row>
        <table:table-row table:style-name="Table4.5">
          <table:table-cell table:style-name="Table4.A5" office:value-type="string">
            <text:h text:style-name="P21" text:outline-level="1">a</text:h>
          </table:table-cell>
          <table:table-cell table:style-name="Table4.B5" office:value-type="string">
            <text:h text:style-name="P3" text:outline-level="1">Value</text:h>
          </table:table-cell>
        </table:table-row>
      </table:table>
      <text:p text:style-name="P8"><text:line-break/><text:tab/>Which of the following statements are<text:tab/><text:span text:style-name="T17">true/false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list xml:id="list125805786518789" text:continue-numbering="true" text:style-name="L1">
              <text:list-item>
                <text:h text:style-name="P22" text:outline-level="1"><text:span text:style-name="Emphasis"><text:span text:style-name="T1">You can create instances of type parameters</text:span></text:span></text:h>
              </text:list-item>
            </text:list>
          </table:table-cell>
          <table:table-cell table:style-name="Table1.B1" office:value-type="string">
            <text:h text:style-name="P4" text:outline-level="1"/>
          </table:table-cell>
        </table:table-row>
        <table:table-row table:style-name="Table1.1">
          <table:table-cell table:style-name="Table1.A1" office:value-type="string">
            <text:list xml:id="list125806622969131" text:continue-numbering="true" text:style-name="L1">
              <text:list-item>
                <text:h text:style-name="P22" text:outline-level="1"><text:span text:style-name="Emphasis"><text:span text:style-name="T1">You can create arrays of parameterized types</text:span></text:span></text:h>
              </text:list-item>
            </text:list>
          </table:table-cell>
          <table:table-cell table:style-name="Table1.B1" office:value-type="string">
            <text:h text:style-name="P5" text:outline-level="1"/>
          </table:table-cell>
        </table:table-row>
        <table:table-row table:style-name="Table1.3">
          <table:table-cell table:style-name="Table1.A1" office:value-type="string">
            <text:list xml:id="list125806371670926" text:continue-numbering="true" text:style-name="L1">
              <text:list-item>
                <text:h text:style-name="P18" text:outline-level="1">You cannot create, catch of throw object of parameterized types</text:h>
              </text:list-item>
            </text:list>
          </table:table-cell>
          <table:table-cell table:style-name="Table1.B3" office:value-type="string">
            <text:h text:style-name="P5" text:outline-level="1"/>
          </table:table-cell>
        </table:table-row>
        <table:table-row table:style-name="Table1.3">
          <table:table-cell table:style-name="Table1.A1" office:value-type="string">
            <text:list xml:id="list125806601642874" text:continue-numbering="true" text:style-name="L1">
              <text:list-item>
                <text:h text:style-name="P19" text:outline-level="1"><text:span text:style-name="T3">You can substitute only non-primitive types for the type parameters </text:span><text:span text:style-name="Teletype"><text:span text:style-name="T3">K</text:span></text:span><text:span text:style-name="T3"> and </text:span><text:span text:style-name="Teletype"><text:span text:style-name="T3">V</text:span></text:span></text:h>
              </text:list-item>
            </text:list>
          </table:table-cell>
          <table:table-cell table:style-name="Table1.B3" office:value-type="string">
            <text:h text:style-name="P5" text:outline-level="1"/>
          </table:table-cell>
        </table:table-row>
      </table:table>
      <text:list xml:id="list125805900279404" text:continue-numbering="true" text:style-name="L1">
        <text:list-item>
          <text:p text:style-name="P11"><text:span text:style-name="T3">In generic code, the question mark (</text:span><text:span text:style-name="Teletype"><text:span text:style-name="T3">?</text:span></text:span><text:span text:style-name="T3">) is called: (Select the best option)</text:span></text:p>
          <text:list>
            <text:list-item>
              <text:p text:style-name="P15">wildcard</text:p>
            </text:list-item>
            <text:list-item>
              <text:p text:style-name="P15">watermark</text:p>
            </text:list-item>
            <text:list-item>
              <text:p text:style-name="P15">question mark</text:p>
            </text:list-item>
            <text:list-item>
              <text:p text:style-name="P15">wildquest</text:p>
            </text:list-item>
          </text:list>
        </text:list-item>
        <text:list-item>
          <text:p text:style-name="P11">Special data type that enables for a variable to be a set of predefined constants? (Select the best option)</text:p>
          <text:list>
            <text:list-item>
              <text:p text:style-name="P15">primitive</text:p>
            </text:list-item>
            <text:list-item>
              <text:p text:style-name="P15">byte</text:p>
            </text:list-item>
            <text:list-item>
              <text:p text:style-name="P15">enum</text:p>
            </text:list-item>
            <text:list-item>
              <text:p text:style-name="P15">generic</text:p>
            </text:list-item>
          </text:list>
        </text:list-item>
        <text:list-item>
          <text:p text:style-name="P11"><text:s/>Can you invoke an enum constructor yourself?</text:p>
          <text:list>
            <text:list-item>
              <text:p text:style-name="P15">Yes</text:p>
            </text:list-item>
            <text:list-item>
              <text:p text:style-name="P15">No</text:p>
            </text:list-item>
            <text:list-item>
              <text:p text:style-name="P15">It depends</text:p>
            </text:list-item>
          </text:list>
        </text:list-item>
        <text:list-item>
          <text:p text:style-name="P11">UML stands for: (Select the best option)</text:p>
          <text:list>
            <text:list-item>
              <text:p text:style-name="P15">Unified Markup Language</text:p>
            </text:list-item>
            <text:list-item>
              <text:p text:style-name="P15">United Model Language</text:p>
            </text:list-item>
            <text:list-item>
              <text:p text:style-name="P15">Unified Modeling Language</text:p>
            </text:list-item>
            <text:list-item>
              <text:p text:style-name="P15">Updated Markup Language</text:p>
            </text:list-item>
          </text:list>
        </text:list-item>
        <text:list-item>
          <text:p text:style-name="P11"><text:s/>Advantages of UML? (Select the best option)</text:p>
          <text:list>
            <text:list-item>
              <text:p text:style-name="P10"><text:bookmark text:name="result_box"/>A visual image is better understandable of text</text:p>
            </text:list-item>
            <text:list-item>
              <text:p text:style-name="P10"><text:bookmark text:name="result_box1"/>Makes easier communication between programmers and software architects.</text:p>
            </text:list-item>
            <text:list-item>
              <text:p text:style-name="P10"><text:bookmark text:name="result_box2"/>UML is independent of any particular language or technology</text:p>
            </text:list-item>
            <text:list-item>
              <text:p text:style-name="P15">All of the above</text:p>
            </text:list-item>
          </text:list>
        </text:list-item>
        <text:list-item>
          <text:p text:style-name="P11"><text:span text:style-name="T3"><text:s/></text:span><text:span text:style-name="Emphasis"><text:span text:style-name="T10">Match the descriptions in the list on the left with the correct concept from the list on the right.</text:span>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h text:style-name="P3" text:outline-level="1"/>
          </table:table-cell>
          <table:table-cell table:style-name="Table2.B1" office:value-type="string">
            <text:h text:style-name="P7" text:outline-level="1">Describes the structure of a system by showing the system's classes, their attributes, and the relationships among the classes.</text:h>
          </table:table-cell>
          <table:table-cell table:style-name="Table2.C1" office:value-type="string">
            <text:h text:style-name="P3" text:outline-level="1">A. Sequence Diagram</text:h>
          </table:table-cell>
        </table:table-row>
        <table:table-row table:style-name="Table2.2">
          <table:table-cell table:style-name="Table2.A2" office:value-type="string">
            <text:h text:style-name="P3" text:outline-level="1"/>
          </table:table-cell>
          <table:table-cell table:style-name="Table2.B2" office:value-type="string">
            <text:h text:style-name="P6" text:outline-level="1">Describes the states and state transitions of the system</text:h>
          </table:table-cell>
          <table:table-cell table:style-name="Table2.C2" office:value-type="string">
            <text:h text:style-name="P3" text:outline-level="1">B. Use Case Diagram</text:h>
          </table:table-cell>
        </table:table-row>
        <table:table-row table:style-name="Table2.3">
          <table:table-cell table:style-name="Table2.A3" office:value-type="string">
            <text:h text:style-name="P3" text:outline-level="1"/>
          </table:table-cell>
          <table:table-cell table:style-name="Table2.B3" office:value-type="string">
            <text:h text:style-name="P3" text:outline-level="1">Shows how objects communicate with each other in terms of a sequence of messages</text:h>
          </table:table-cell>
          <table:table-cell table:style-name="Table2.C3" office:value-type="string">
            <text:h text:style-name="P3" text:outline-level="1">C. Class Diagram</text:h>
          </table:table-cell>
        </table:table-row>
        <table:table-row table:style-name="Table2.4">
          <table:table-cell table:style-name="Table2.A4" office:value-type="string">
            <text:h text:style-name="P3" text:outline-level="1"/>
          </table:table-cell>
          <table:table-cell table:style-name="Table2.B4" office:value-type="string">
            <text:h text:style-name="P3" text:outline-level="1">Describes the functionality provided by a system in terms of actors, their goals represented as use cases, and any dependencies among those use cases.</text:h>
          </table:table-cell>
          <table:table-cell table:style-name="Table2.C4" office:value-type="string">
            <text:h text:style-name="P3" text:outline-level="1">D. State Diagram</text:h>
          </table:table-cell>
        </table:table-row>
      </table:table>
      <text:p text:style-name="P9"><text:line-break/><text:tab/>Which of the following statements are<text:tab/><text:span text:style-name="T17">true/false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list xml:id="list125805126057370" text:continue-numbering="true" text:style-name="L1">
              <text:list-item>
                <text:h text:style-name="P22" text:outline-level="1"><text:span text:style-name="Emphasis"><text:span text:style-name="T1"><text:s/>Use Case Diagram is Structural UML Diagram.</text:span></text:span></text:h>
              </text:list-item>
            </text:list>
          </table:table-cell>
          <table:table-cell table:style-name="Table3.B1" office:value-type="string">
            <text:h text:style-name="P4" text:outline-level="1"/>
          </table:table-cell>
        </table:table-row>
        <table:table-row table:style-name="Table3.1">
          <table:table-cell table:style-name="Table3.A1" office:value-type="string">
            <text:list xml:id="list125806375569405" text:continue-numbering="true" text:style-name="L1">
              <text:list-item>
                <text:h text:style-name="P22" text:outline-level="1"><text:span text:style-name="Emphasis"><text:span text:style-name="T1"><text:s/>Class Diagram is Structural UML Diagram.</text:span></text:span></text:h>
              </text:list-item>
            </text:list>
          </table:table-cell>
          <table:table-cell table:style-name="Table3.B1" office:value-type="string">
            <text:h text:style-name="P5" text:outline-level="1"/>
          </table:table-cell>
        </table:table-row>
        <table:table-row table:style-name="Table3.3">
          <table:table-cell table:style-name="Table3.A1" office:value-type="string">
            <text:list xml:id="list125805432488684" text:continue-numbering="true" text:style-name="L1">
              <text:list-item>
                <text:h text:style-name="P18" text:outline-level="1"><text:s/>There are only 4 types of UML Diagrams.</text:h>
              </text:list-item>
            </text:list>
          </table:table-cell>
          <table:table-cell table:style-name="Table3.B3" office:value-type="string">
            <text:h text:style-name="P5" text:outline-level="1"/>
          </table:table-cell>
        </table:table-row>
        <table:table-row table:style-name="Table3.3">
          <table:table-cell table:style-name="Table3.A1" office:value-type="string">
            <text:list xml:id="list125807215189552" text:continue-numbering="true" text:style-name="L1">
              <text:list-item>
                <text:h text:style-name="P20" text:outline-level="1"><text:span text:style-name="T4"><text:s/></text:span><text:span text:style-name="T5">E</text:span><text:span text:style-name="Teletype"><text:span text:style-name="T4">verything </text:span></text:span><text:span text:style-name="Teletype"><text:span text:style-name="T7">shown </text:span></text:span><text:span text:style-name="Teletype"><text:span text:style-name="T4">i</text:span></text:span><text:span text:style-name="Teletype"><text:span text:style-name="T6">n</text:span></text:span><text:span text:style-name="Teletype"><text:span text:style-name="T4"> </text:span></text:span><text:span text:style-name="Teletype"><text:span text:style-name="T8">UML Diagram can be translated into </text:span></text:span><text:span text:style-name="Teletype"><text:span text:style-name="T9">executable</text:span></text:span><text:span text:style-name="Teletype"><text:span text:style-name="T8"> code</text:span></text:span></text:h>
              </text:list-item>
            </text:list>
          </table:table-cell>
          <table:table-cell table:style-name="Table3.B3" office:value-type="string">
            <text:h text:style-name="P5" text:outline-level="1"/>
          </table:table-cell>
        </table:table-row>
      </table:table>
      <text:list xml:id="list125806165439014" text:continue-numbering="true" text:style-name="L1">
        <text:list-item>
          <text:p text:style-name="P14"><text:span text:style-name="T13"><text:s/>A </text:span><text:span text:style-name="T12">relationship: the objects can exist </text:span><text:span text:style-name="T11">independently of each other: </text:span><text:span text:style-name="T2">(Select the best option)</text:span></text:p>
          <text:list>
            <text:list-item>
              <text:p text:style-name="P16">aggregation</text:p>
            </text:list-item>
            <text:list-item>
              <text:p text:style-name="P16">association</text:p>
            </text:list-item>
            <text:list-item>
              <text:p text:style-name="P16">abstraction</text:p>
            </text:list-item>
            <text:list-item>
              <text:p text:style-name="P16">consumption</text:p>
            </text:list-item>
          </text:list>
        </text:list-item>
        <text:list-item>
          <text:p text:style-name="P13"><text:s/>A relationship between objects is a strong “has a” relationship, as one object <text:span text:style-name="T15">needs other as a part of it</text:span>. (Select the best option)</text:p>
          <text:list>
            <text:list-item>
              <text:p text:style-name="P17">composition</text:p>
            </text:list-item>
            <text:list-item>
              <text:p text:style-name="P16">aggregation</text:p>
            </text:list-item>
            <text:list-item>
              <text:p text:style-name="P16">consumption</text:p>
            </text:list-item>
            <text:list-item>
              <text:p text:style-name="P16">association</text:p>
            </text:list-item>
          </text:list>
        </text:list-item>
        <text:list-item>
          <text:p text:style-name="P13"><text:s/>A relationship between objects is a weak “has a” relationship, as one component <text:span text:style-name="T16">can live without </text:span>the other component. (Select the best option)</text:p>
          <text:list>
            <text:list-item>
              <text:p text:style-name="P17">composition</text:p>
            </text:list-item>
            <text:list-item>
              <text:p text:style-name="P16">aggregation</text:p>
            </text:list-item>
            <text:list-item>
              <text:p text:style-name="P16">consumption</text:p>
            </text:list-item>
            <text:list-item>
              <text:p text:style-name="P16">association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Lohit Hindi3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, helvetica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Table" style:family="paragraph" style:parent-style-name="Caption" style:default-outline-level="1" style:list-style-name="" style:class="extra" style:master-page-name="">
      <style:paragraph-properties fo:margin-left="-0.025cm" fo:margin-right="-0.025cm" fo:margin-top="0cm" fo:margin-bottom="0cm" loext:contextual-spacing="false" fo:text-indent="-0.025cm" style:auto-text-indent="false" style:page-number="auto" style:shadow="none" style:vertical-align="middle">
        <style:tab-stops/>
      </style:paragraph-properties>
      <style:text-properties fo:font-style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 loext:contextual-spacing="false"/>
    </style:style>
    <style:style style:name="Heading1" style:family="paragraph" style:parent-style-name="Standard">
      <style:paragraph-properties fo:margin-top="0.42cm" fo:margin-bottom="0.21cm" loext:contextual-spacing="false"/>
    </style:style>
    <style:style style:name="Heading2" style:family="paragraph" style:parent-style-name="Standard">
      <style:paragraph-properties fo:margin-top="0.42cm" fo:margin-bottom="0.21cm" loext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 loext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 loext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cm" fo:margin-bottom="0.4cm" loext:contextual-spacing="false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cm" fo:margin-bottom="0.101cm" loext:contextual-spacing="false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Heading1" style:family="paragraph" style:parent-style-name="Standard">
      <style:paragraph-properties fo:margin-top="0.42cm" fo:margin-bottom="0.21cm" loext:contextual-spacing="false"/>
    </style:style>
    <style:style style:name="Title1_7e_LT_7e_Gliederung_20_1" style:display-name="Title1~LT~Gliederung 1" style:family="paragraph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1.776cm"/>
          <style:tab-stop style:position="4.316cm"/>
          <style:tab-stop style:position="6.856cm"/>
          <style:tab-stop style:position="9.396cm"/>
          <style:tab-stop style:position="11.936cm"/>
          <style:tab-stop style:position="14.476cm"/>
          <style:tab-stop style:position="17.016cm"/>
          <style:tab-stop style:position="19.556cm"/>
          <style:tab-stop style:position="22.096cm"/>
          <style:tab-stop style:position="24.636cm"/>
          <style:tab-stop style:position="27.176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22pt" fo:font-style="normal" fo:text-shadow="none" style:text-underline-style="none" fo:font-weight="normal" style:letter-kerning="true" style:font-name-asian="Lohit Hindi" style:font-family-asian="'Lohit Hindi'" style:font-pitch-asian="variable" style:font-size-asian="22pt" style:font-style-asian="normal" style:font-weight-asian="normal" style:font-name-complex="Lohit Hindi" style:font-family-complex="'Lohit Hindi'" style:font-pitch-complex="variable" style:font-size-complex="22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paragraph" style:parent-style-name="Title1_7e_LT_7e_Gliederung_20_1">
      <style:paragraph-properties fo:margin-top="0.176cm" fo:margin-bottom="0cm" loext:contextual-spacing="false">
        <style:tab-stops>
          <style:tab-stop style:position="1.009cm"/>
          <style:tab-stop style:position="3.549cm"/>
          <style:tab-stop style:position="6.089cm"/>
          <style:tab-stop style:position="8.629cm"/>
          <style:tab-stop style:position="11.169cm"/>
          <style:tab-stop style:position="13.709cm"/>
          <style:tab-stop style:position="16.249cm"/>
          <style:tab-stop style:position="18.789cm"/>
          <style:tab-stop style:position="21.329cm"/>
          <style:tab-stop style:position="23.869cm"/>
          <style:tab-stop style:position="26.409cm"/>
        </style:tab-stops>
      </style:paragraph-properties>
      <style:text-properties fo:font-size="20pt" style:font-size-asian="20pt" style:font-size-complex="20pt"/>
    </style:style>
    <style:style style:name="Title1_7e_LT_7e_Gliederung_20_3" style:display-name="Title1~LT~Gliederung 3" style:family="paragraph" style:parent-style-name="Title1_7e_LT_7e_Gliederung_20_2">
      <style:paragraph-properties fo:margin-top="0.159cm" fo:margin-bottom="0cm" loext:contextual-spacing="false">
        <style:tab-stops>
          <style:tab-stop style:position="0.295cm"/>
          <style:tab-stop style:position="2.835cm"/>
          <style:tab-stop style:position="5.375cm"/>
          <style:tab-stop style:position="7.915cm"/>
          <style:tab-stop style:position="10.455cm"/>
          <style:tab-stop style:position="12.995cm"/>
          <style:tab-stop style:position="15.535cm"/>
          <style:tab-stop style:position="18.075cm"/>
          <style:tab-stop style:position="20.615cm"/>
          <style:tab-stop style:position="23.155cm"/>
          <style:tab-stop style:position="25.695cm"/>
        </style:tab-stops>
      </style:paragraph-properties>
      <style:text-properties fo:font-size="18pt" style:font-size-asian="18pt" style:font-size-complex="18pt"/>
    </style:style>
    <style:style style:name="Title1_7e_LT_7e_Gliederung_20_4" style:display-name="Title1~LT~Gliederung 4" style:family="paragraph" style:parent-style-name="Title1_7e_LT_7e_Gliederung_20_3">
      <style:paragraph-properties fo:margin-top="0.141cm" fo:margin-bottom="0cm" loext:contextual-spacing="false">
        <style:tab-stops>
          <style:tab-stop style:position="2.094cm"/>
          <style:tab-stop style:position="4.634cm"/>
          <style:tab-stop style:position="7.174cm"/>
          <style:tab-stop style:position="9.714cm"/>
          <style:tab-stop style:position="12.254cm"/>
          <style:tab-stop style:position="14.794cm"/>
          <style:tab-stop style:position="17.334cm"/>
          <style:tab-stop style:position="19.874cm"/>
          <style:tab-stop style:position="22.414cm"/>
          <style:tab-stop style:position="24.954cm"/>
        </style:tab-stops>
      </style:paragraph-properties>
      <style:text-properties fo:font-size="16pt" style:font-size-asian="16pt" style:font-size-complex="16pt"/>
    </style:style>
    <style:style style:name="Title1_7e_LT_7e_Gliederung_20_5" style:display-name="Title1~LT~Gliederung 5" style:family="paragraph" style:parent-style-name="Title1_7e_LT_7e_Gliederung_20_4">
      <style:paragraph-properties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6600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bold" style:letter-kerning="true" style:font-name-asian="Lohit Hindi" style:font-family-asian="'Lohit Hindi'" style:font-pitch-asian="variable" style:font-size-asian="32pt" style:font-style-asian="normal" style:font-weight-asian="bold" style:font-name-complex="Lohit Hindi" style:font-family-complex="'Lohit Hindi'" style:font-pitch-complex="variable" style:font-size-complex="32pt" style:font-style-complex="normal" style:font-weight-complex="bold" style:text-emphasize="none" style:text-overline-style="none" style:text-overline-color="font-color"/>
    </style:style>
    <style:style style:name="Title1_7e_LT_7e_Untertitel" style:display-name="Title1~LT~Untertitel" style:family="paragraph">
      <style:paragraph-properties fo:margin-left="0cm" fo:margin-right="0cm" fo:margin-top="0cm" fo:margin-bottom="0cm" loext:contextual-spacing="false" fo:line-height="9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00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paragraph">
      <style:paragraph-properties fo:margin-left="0cm" fo:margin-right="0cm" fo:margin-top="0.159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font-style="normal" fo:text-shadow="none" style:text-underline-style="none" fo:font-weight="normal" style:letter-kerning="true" style:font-name-asian="Lohit Hindi" style:font-family-asian="'Lohit Hindi'" style:font-pitch-asian="variable" style:font-size-asian="12pt" style:font-style-asian="normal" style:font-weight-asian="normal" style:font-name-complex="Lohit Hindi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2pt" style:font-size-asian="10.5pt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3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13-08-28T09:11:49</meta:creation-date>
    <dc:date>2016-10-27T12:57:57.504018752</dc:date>
    <meta:editing-duration>PT32M59S</meta:editing-duration>
    <meta:editing-cycles>14</meta:editing-cycles>
    <meta:generator>LibreOffice/5.2.2.2$Linux_X86_64 LibreOffice_project/20m0$Build-2</meta:generator>
    <dc:creator>Valdis Vītoliņš</dc:creator>
    <meta:document-statistic meta:table-count="4" meta:image-count="0" meta:object-count="0" meta:page-count="1" meta:paragraph-count="80" meta:word-count="491" meta:character-count="2845" meta:non-whitespace-character-count="2479"/>
  </office:meta>
</office:document-meta>
</file>